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DefaultsDefinition.get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get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setMerge( @ Nullable String mer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setDestroyMethod( @ Nullable String destroy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getAutow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setLazyInit( @ Nullable String lazy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getDestro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setSource(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getIni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getAutowire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setInitMethod( @ Nullable String ini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setAutowire( @ Nullable String autowi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faultsDefinition.setAutowireCandidates( @ Nullable String autowireCandid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